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MRBinding.getBinding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Binding.creat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Binding.createMessage( Message 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MRBinding.NMRBinding( NMRBindingInfo binding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